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fa50" officeooo:paragraph-rsid="00066102" style:text-blinking="false" style:font-size-asian="12pt" style:font-size-complex="12pt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869ec" officeooo:paragraph-rsid="00066102" style:text-blinking="false" style:font-size-asian="12pt" style:font-size-complex="12pt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98264" officeooo:paragraph-rsid="00066102" style:text-blinking="false" style:font-size-asian="12pt" style:font-size-complex="12pt"/>
    </style:style>
    <style:style style:name="P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c96bc" officeooo:paragraph-rsid="00066102" style:text-blinking="false" style:font-size-asian="12pt" style:font-size-complex="12pt"/>
    </style:style>
    <style:style style:name="P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066102" style:text-blinking="false" style:font-size-asian="12pt" style:font-size-complex="12pt"/>
    </style:style>
    <style:style style:name="P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officeooo:paragraph-rsid="00066102" style:text-blinking="false" style:font-size-asian="12pt" style:font-size-complex="12pt"/>
    </style:style>
    <style:style style:name="P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066102" style:text-blinking="false" style:font-size-asian="12pt" style:font-size-complex="12pt"/>
    </style:style>
    <style:style style:name="P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d6eec" officeooo:paragraph-rsid="00066102" style:text-blinking="false" style:font-size-asian="12pt" style:font-size-complex="12pt"/>
    </style:style>
    <style:style style:name="P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ec12f" officeooo:paragraph-rsid="00066102" style:text-blinking="false" style:font-size-asian="12pt" style:font-size-complex="12pt"/>
    </style:style>
    <style:style style:name="P1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07114" officeooo:paragraph-rsid="00066102" style:text-blinking="false" style:font-size-asian="12pt" style:font-size-complex="12pt"/>
    </style:style>
    <style:style style:name="P1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25311" officeooo:paragraph-rsid="00066102" style:text-blinking="false" style:font-size-asian="12pt" style:font-size-complex="12pt"/>
    </style:style>
    <style:style style:name="P1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39c0d" officeooo:paragraph-rsid="00066102" style:text-blinking="false" style:font-size-asian="12pt" style:font-size-complex="12pt"/>
    </style:style>
    <style:style style:name="P1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066102" style:text-blinking="false" style:font-size-asian="12pt" style:font-size-complex="12pt"/>
    </style:style>
    <style:style style:name="P1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6473d" officeooo:paragraph-rsid="00066102" style:text-blinking="false" style:font-size-asian="12pt" style:font-size-complex="12pt"/>
    </style:style>
    <style:style style:name="P1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066102" style:text-blinking="false" style:font-size-asian="12pt" style:font-size-complex="12pt"/>
    </style:style>
    <style:style style:name="P1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3262" officeooo:paragraph-rsid="00066102" style:text-blinking="false" style:font-size-asian="12pt" style:font-size-complex="12pt"/>
    </style:style>
    <style:style style:name="P1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8333" officeooo:paragraph-rsid="00066102" style:text-blinking="false" style:font-size-asian="12pt" style:font-size-complex="12pt"/>
    </style:style>
    <style:style style:name="P18" style:family="paragraph" style:parent-style-name="Standard">
      <style:text-properties officeooo:rsid="0042ceb0" officeooo:paragraph-rsid="00066102"/>
    </style:style>
    <style:style style:name="P19" style:family="paragraph" style:parent-style-name="Standard">
      <style:text-properties officeooo:rsid="0051be35" officeooo:paragraph-rsid="00066102"/>
    </style:style>
    <style:style style:name="P20" style:family="paragraph" style:parent-style-name="Standard">
      <style:text-properties officeooo:rsid="00520b3a" officeooo:paragraph-rsid="00066102"/>
    </style:style>
    <style:style style:name="T1" style:family="text">
      <style:text-properties officeooo:rsid="0115b30d"/>
    </style:style>
    <style:style style:name="T2" style:family="text">
      <style:text-properties officeooo:rsid="0048fff9"/>
    </style:style>
    <style:style style:name="T3" style:family="text">
      <style:text-properties officeooo:rsid="004aa4ea"/>
    </style:style>
    <style:style style:name="T4" style:family="text">
      <style:text-properties officeooo:rsid="0050d141"/>
    </style:style>
    <style:style style:name="T5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fcb11" style:text-blinking="false" style:font-size-asian="12pt" style:font-size-complex="12pt"/>
    </style:style>
    <style:style style:name="T7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0d141" style:text-blinking="false" style:font-size-asian="12pt" style:font-size-complex="12pt"/>
    </style:style>
    <style:style style:name="T8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style:text-blinking="false" style:font-size-asian="12pt" style:font-size-complex="12pt"/>
    </style:style>
    <style:style style:name="T9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f0b97c" style:text-blinking="false" style:font-size-asian="12pt" style:font-size-complex="12pt"/>
    </style:style>
    <style:style style:name="T10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style:text-blinking="false" style:font-size-asian="12pt" style:font-size-complex="12pt"/>
    </style:style>
    <style:style style:name="T11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0b3a" style:text-blinking="false" style:font-size-asian="12pt" style:font-size-complex="12pt"/>
    </style:style>
    <style:style style:name="T12" style:family="text">
      <style:text-properties officeooo:rsid="00f0b97c"/>
    </style:style>
    <style:style style:name="T13" style:family="text">
      <style:text-properties officeooo:rsid="005d6eec"/>
    </style:style>
    <style:style style:name="T14" style:family="text">
      <style:text-properties officeooo:rsid="02ff70f9"/>
    </style:style>
    <style:style style:name="T15" style:family="text">
      <style:text-properties officeooo:rsid="005ec12f"/>
    </style:style>
    <style:style style:name="T16" style:family="text">
      <style:text-properties officeooo:rsid="00607114"/>
    </style:style>
    <style:style style:name="T17" style:family="text">
      <style:text-properties officeooo:rsid="00688333"/>
    </style:style>
    <style:style style:name="T18" style:family="text">
      <style:text-properties officeooo:rsid="00625311"/>
    </style:style>
    <style:style style:name="T19" style:family="text">
      <style:text-properties officeooo:rsid="0066473d"/>
    </style:style>
    <style:style style:name="T20" style:family="text">
      <style:text-properties officeooo:rsid="00682df5"/>
    </style:style>
    <style:style style:name="T21" style:family="text">
      <style:text-properties officeooo:rsid="00683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Мир, как, наверное, уже говорилось — это площадь перед одноимённым кинотеатром, обрамлённая длинными пятиэтажками. </text:p>
      <text:p text:style-name="P2">В центре её гранитный обод большого фонтана, что включался раз в два года и бил кверху высокой белой струёй. <text:s/></text:p>
      <text:p text:style-name="P2">От широких ступеней крыльца главного входа <text:span text:style-name="T2">кинотеатра </text:span>к углам площади расходятся лучи асфальтных дорожек обсаженные красивыми каштанами, <text:span text:style-name="T2">как и её тротуар вдоль проспекта Мира; под каштанами газоны зелёной травы с парой протоптанных тропинок, а в аллеях и вокруг фонтана — редкие длинные скамейки из крашенных деревянных брусьев. </text:span></text:p>
      <text:p text:style-name="P3">Тёплыми вечерами на площади начинался «блядоход» <text:span text:style-name="T2">—</text:span> неторопливые, плотные волны прохожих шли вдоль аллей, но площад<text:span text:style-name="T3">ь</text:span> не покидали, а всё кружили и кружили, <text:span text:style-name="T3">просматривая</text:span> лица и одежды точно такого же встречного потока или <text:span text:style-name="T3">тех</text:span> счастливчиков, кому досталось место на скамейках.</text:p>
      <text:p text:style-name="P3">Асфальт аллей устилал мягкий ковёр шелухи, плотневший вкруг скамеек, потому что и циркулирующие, и <text:span text:style-name="T3">усевшиеся</text:span> непрестанно грызли чёрные семечки, сплёвывая несъедобную их <text:span text:style-name="T3">часть</text:span>.</text:p>
      <text:p text:style-name="P3"/>
      <text:p text:style-name="P4">Иногда и я проходил в том потоке, направляясь к остановке трамвая после закончившегося в кинотеатре сеанса, но редко, потому что от одной серии «Фантомаса» до другой приходилось ждать по полгода.</text:p>
      <text:p text:style-name="P5">Днём же скамейки по большей части пустовали, правда один раз с одной из них меня и Кубу окликнули пара взрослых парней с требованием мелочи. </text:p>
      <text:p text:style-name="P5">Куба стал заверять, что у нас нет, а я предложил:</text:p>
      <text:p text:style-name="P5">- Сколько выпадет — забирай!- и с этими словами выдернул левый карман своих брюк, ещё и прихлопнул по его висящему наизнанку мешочку.</text:p>
      <text:p text:style-name="P5">Правый беспокоить я не стал, потому что там было копеек десять на трамвай.</text:p>
      <text:p text:style-name="P5">Парень оглянулся по сторонам и пообещать пришибить меня, но со скамейки не <text:span text:style-name="T4">поднялся</text:span>. <text:s/></text:p>
      <text:p text:style-name="P5">Мы пошли дальше и Куба выговаривал мне за наглость, с которой я нарываюсь схлопотать по морде.</text:p>
      <text:p text:style-name="P18"><text:span text:style-name="T6">Наверно, он был прав, а мне это просто не пришло в голову от увлечённости</text:span><text:span text:style-name="T5"> </text:span><text:span text:style-name="T6">идеей сделать красивый жест — выдернуть пустой карман. </text:span></text:p>
      <text:p text:style-name="P18"><text:span text:style-name="T6">Что выручило? Возможно, </text:span><text:span text:style-name="T7">вымогатель решил, что за мной есть кто-то </text:span><text:span text:style-name="T8">из авторитетных хлопцев</text:span><text:span text:style-name="T7">, иначе с чего бы я так безоглядно борзел?</text:span></text:p>
      <text:p text:style-name="P18"/>
      <text:p text:style-name="P18"><text:span text:style-name="T7">- Явился, не запылился, Сергей Огольцов из Конотопа,- сказала Раиса Григорьевна</text:span><text:span text:style-name="T8">, когда мы с Чепой входили </text:span><text:span text:style-name="T7"><text:s/></text:span><text:span text:style-name="T8">в комнату Детского сектора.</text:span></text:p>
      <text:p text:style-name="P6">Увидев, что я не понял юмора, она протянула журнал «Пионер», раскрытый на странице с рассказиком, под которым чётким чёрным шрифтом стояло: «Сергей Огольцов, г. Конотоп».</text:p>
      <text:p text:style-name="P6">Я уже и думать забыл, как прошлой осенью послал на объявленный журналом конкурс две тетрадны<text:span text:style-name="T12">е</text:span> странички про разговор с гномиком, что примерещился задремавшему мне. </text:p>
      <text:p text:style-name="P6">И вот вдруг — на тебе! </text:p>
      <text:p text:style-name="P19"><text:span text:style-name="T9">До чего</text:span><text:span text:style-name="T10"> сладко пахла краска свежего номера журнала! </text:span></text:p>
      <text:p text:style-name="P19"><text:span text:style-name="T5">У меня как-то ослабли ноги </text:span><text:span text:style-name="T11">и почувствовался мягкий удар в затылок, но почему-то изнутри.</text:span></text:p>
      <text:p text:style-name="P20"><text:span text:style-name="T5">Я опустился на сиденье одного из трёх пошарпанных кинозальных кресел вдоль трубы под окном и прочитал публикацию, </text:span><text:span text:style-name="T10">в которой почти ничего и не осталось от того, что я им посылал, а гномик рассказывал про какого-то кинорежиссёра Птушко</text:span><text:span text:style-name="T5">. <text:s/></text:span></text:p>
      <text:p text:style-name="P7">Впрочем, ни в Детском секторе, ни дома я ни с кем не поделился, что большая часть рассказа написана не мною — в конце концов, не каждый день тебя печатают в толстом ежемесячном журнале.</text:p>
      <text:p text:style-name="P7"/>
      <text:p text:style-name="P8">К началу лета мама растолстела и отец <text:s/>завёл с нами — своими детьми — разговор: не хотим <text:soft-page-break/>ли мы, чтоб у нас появился ещё братик? Назовём например, Алёшкой, а?</text:p>
      <text:p text:style-name="P8">Наташа сморщила нос, Сашка молчал, а я пожал плечами и сказал:</text:p>
      <text:p text:style-name="P8">- Зачем?</text:p>
      <text:p text:style-name="P8">Прибавление семейства казалось мне не то, чтобы стыдным, но как-то неловким — слишком велика возрастная разница между родителями и предложенным младенцем.</text:p>
      <text:p text:style-name="P8">Больше отец не начинал подобных <text:s/>разговоров, а через пару недель я случайно услышал, как мама говорила тёте Люде:</text:p>
      <text:p text:style-name="P7">- <text:span text:style-name="T13">Я приняла таблетки, а тут ещё в ларёк бочки с пивом завезли, их тоже покатала и — всё.</text:span></text:p>
      <text:p text:style-name="P8">Так в нашем поколении конотопских Огольцовых <text:span text:style-name="T14">мы остались втроём, без изменений</text:span>, а мама навсегда осталась толстой.</text:p>
      <text:p text:style-name="P8">Её ларёк стоял на центральной аллее городского парка напротив площади Мир. </text:p>
      <text:p text:style-name="P8">Он походил на застеклённую круглую беседку под жестяной крышей. <text:span text:style-name="T15">Сзади была железная дверь, что запиралась висячим замком, а торговля велась через открытое на дорожку окно, под которым вытарчивал квадратный прилавок.</text:span></text:p>
      <text:p text:style-name="P9">Кроме пива в тёмных деревянных бочках, в которые вставлялся шланг с креплением, чтоб оно подымалось в кран рядом с окошком, в ларьке было ещё печенье, развесные конфеты, пачки табачных изделий, ситро, <text:span text:style-name="T16">проволочные ящики с бутылками плодово-ягодного вина «Билэ Мицнэ», с </text:span>грузинск<text:span text:style-name="T16">им</text:span> «Ркацетели» и ещё <text:span text:style-name="T17">непонятно </text:span>чь<text:span text:style-name="T16">им под</text:span> названием «Рислинг», которое никак не распродавалось.</text:p>
      <text:p text:style-name="P10">Белое неплохо раскупалось, потому что поллитровая бутылка стоила один рубль и две копейки. </text:p>
      <text:p text:style-name="P10">Папиросы с сигаретами тоже не залёживались, но главным двигателем торговли было пиво. Когда случалась задержка и его несколько дней не подвозили с торговой базы ОРСа <text:span text:style-name="T13">— </text:span>отдела рабочего снабжения <text:span text:style-name="T13">— </text:span>мама начинала вздыхать, что в этот месяц ей не удастся выполнить план и значит получку срежут.</text:p>
      <text:p text:style-name="P10"/>
      <text:p text:style-name="P10">Жизнь моя катилась наезженным путём и его колея, почему-то <text:span text:style-name="T18">пролегала в стороне от городского парка, хотя младшие иногда хвастались, что заглянули к маме на работу попить ситро бесплатно.</text:span></text:p>
      <text:p text:style-name="P11">Впрочем, однажды я провёл в ларьке почти целый день из-за разведчика Александра Белова.</text:p>
      <text:p text:style-name="P12">В те бездонно давние времена невозможно было подписаться на ежемесячный журнал «Роман-Газета». <text:s/>Найти его удавалось лишь в библиотеках или у какого-нибудь счастливчика, который взял почитать у предыдущего счастливчика.</text:p>
      <text:p text:style-name="P13">Журнал оправдывал своё название — печатался на газетной бумаге, <text:span text:style-name="T17">по</text:span> два столбца на странице, <text:span text:style-name="T12">но</text:span> по толщ<text:span text:style-name="T17">ин</text:span>е <text:span text:style-name="T12">не уступал </text:span>журнал<text:span text:style-name="T12">у</text:span> «Пионер» или «Юность». </text:p>
      <text:p text:style-name="P13">Если какой-то роман не помещался в одном номере, его продолжение допечатывали в следующем. Правда, иногда, <text:span text:style-name="T12">отклоняясь от названия,</text:span> в нём <text:span text:style-name="T12">помещали</text:span> повести, рассказы и, совсем уж изредка, стихи, но не более двух авторов в номере.</text:p>
      <text:p text:style-name="P13"/>
      <text:p text:style-name="P13">В том году разнёсся слух, <text:s/>что в «Роман-Газете» напечата<text:span text:style-name="T12">н</text:span> «Щит и Меч» Вадима Кожевникова. Я спросил в библиотеке Клуба, но мне сказали, что все три номера на руках и за ними уже целая очередь.</text:p>
      <text:p text:style-name="P13">Когда мама сказала, что ей на работе дали «Щит и Меч» на два дня, мои <text:span text:style-name="T19">накатанные </text:span>рельсы враз развернулись в сторону ларька, <text:span text:style-name="T19">куда</text:span> <text:span text:style-name="T19">я </text:span>и пришёл <text:s/>на следующий день <text:span text:style-name="T19">чуть ли не до его открытия.</text:span></text:p>
      <text:p text:style-name="P14">Сначала я читал в ларьке, сидя на ящике с пустыми бутылками, потом догадался выйти на недалёкую скамейку, возвращаясь лишь для обмена номеров журнала да <text:span text:style-name="T12">посидеть,</text:span> <text:span text:style-name="T12">пока</text:span> мама <text:span text:style-name="T12">сходит</text:span> в парковский туалет; <text:span text:style-name="T12">тут я</text:span> <text:span text:style-name="T20">даже ещё и продал что-то.</text:span></text:p>
      <text:p text:style-name="P15">К концу дня я пр<text:span text:style-name="T12">о</text:span>жил с разведчиком Беловым, он же Иоганн Вайс, карьеру от рядового солдата германской армии до офицера абвера. </text:p>
      <text:p text:style-name="P15">Днём торговля шла вяло, потому что пиво кончилось и пустые бочки громоздились возле железной двери ларька, но с наступлением сумерек, <text:span text:style-name="T21">когда я перешёл в ларёк дочитывать </text:span><text:soft-page-break/><text:span text:style-name="T21">последний номер под висящей с потолка тусклой лампочкой, уже под конец</text:span> второй мировой войны, <text:span text:style-name="T21">поток покупателей стал нарастать.</text:span></text:p>
      <text:p text:style-name="P16">Я сложил прочитанные журналы стопкой <text:span text:style-name="T17">на коробке у двери.</text:span></text:p>
      <text:p text:style-name="P17">Поток превратился в очередь, плотно сбившуюся перед выступом квадратного прилавка. Поверх него к окошку тянулись руки с мятыми рублёвками и пригоршнями копеек.</text:p>
      <text:p text:style-name="P17">Мама сказала:</text:p>
      <text:p text:style-name="P17">- Подожди. Через полчаса закрываюсь. Поедем домой вместе.</text:p>
      <text:p text:style-name="P17">Я сидел у самой двери, чтоб не мешать, но и через полчаса на центральной аллее не стихала толкучка перед ларьком.</text:p>
      <text:p text:style-name="P17">- Мамань! Две пляшки «биомицина» и печенья грамм сто!</text:p>
      <text:p text:style-name="P17">- Тётя! Тётя! Пачку «Примы»!</text:p>
      <text:p text:style-name="P17">- Сестрёнка! Бутылку «<text:span text:style-name="T12">б</text:span>елого»!</text:p>
      <text:p text:style-name="P17">- «Белое» кончилось.</text:p>
      <text:p text:style-name="P15">- <text:span text:style-name="T17">А вон в ящике что?</text:span></text:p>
      <text:p text:style-name="P15">- <text:span text:style-name="T17">Это «Ркацетели», за рубль тридцать семь.</text:span></text:p>
      <text:p text:style-name="P15">- <text:span text:style-name="T17">Ладно, давай! Чтобы дома не трандели будем пить «Ркацетели»...</text:span></text:p>
      <text:p text:style-name="P17">Наконец, грузинское тоже кончилось, толпа рассосалась; мама опускает фрамугу окошка, но приходится снова открыть — под фонарями аллеи прибежал опоздавший — и, с горя, что всё кончилось, выпросил продать ему бутылку дорогого непонятного «Рислинга» за рубль семьдесят восемь, хотя торговать спиртным уже полчаса, как нельзя.</text:p>
      <text:p text:style-name="P1">Когда мама заперла ларёк и мы шли к трамвайной остановке на Миру, я спросил:</text:p>
      <text:p text:style-name="P1">- Мам, это у тебя каждый день такое творится?</text:p>
      <text:p text:style-name="P1">- Нет, Серёжа. <text:span text:style-name="T1">Просто с</text:span>егодня — воскресень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53:14.431323147</meta:creation-date>
    <dc:date>2017-03-01T15:53:22.097966987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0" meta:word-count="1212" meta:character-count="7861" meta:non-whitespace-character-count="6669"/>
    <meta:generator>LibreOffice/4.3.3.2$Linux_x86 LibreOffice_project/430m0$Build-2</meta:generator>
  </office:meta>
</office:document-meta>
</file>